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one@Acer</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cfd804">1. 第四章 cpu 的组成</text:a></text:p>
          <text:p text:style-name="Contents_20_2"><text:a xlink:type="simple" xlink:href="#orgbd32c59">1.1. 概述</text:a></text:p>
          <text:p text:style-name="Contents_20_3"><text:a xlink:type="simple" xlink:href="#org7961d04">1.1.1. cpu 的构造法</text:a></text:p>
          <text:p text:style-name="Contents_20_3"><text:a xlink:type="simple" xlink:href="#org2ac3f1e">1.1.2. PC</text:a></text:p>
          <text:p text:style-name="Contents_20_3"><text:a xlink:type="simple" xlink:href="#org70b49e1">1.1.3. ALU</text:a></text:p>
          <text:p text:style-name="Contents_20_3"><text:a xlink:type="simple" xlink:href="#orgdcc6f67">1.1.4. CACHE</text:a></text:p>
          <text:p text:style-name="Contents_20_3"><text:a xlink:type="simple" xlink:href="#org503b6a2">1.1.5. <text:span text:style-name="OrgTodo">TODO</text:span> Memory</text:a></text:p>
          <text:p text:style-name="Contents_20_2"><text:a xlink:type="simple" xlink:href="#orge70bf5e">1.2. interlude</text:a></text:p>
          <text:p text:style-name="Contents_20_3"><text:a xlink:type="simple" xlink:href="#orgc11ab11">1.2.1. Havard architecture and Princeton architecture</text:a></text:p>
          <text:p text:style-name="Contents_20_2"><text:a xlink:type="simple" xlink:href="#orgb48a92b">1.3. 组件的硬件构成</text:a></text:p>
          <text:p text:style-name="Contents_20_3"><text:a xlink:type="simple" xlink:href="#orgb9167a0">1.3.1. Processor 的构成</text:a></text:p>
          <text:p text:style-name="Contents_20_3"><text:a xlink:type="simple" xlink:href="#orgfc47f5b">1.3.2. Memory 的简单构成</text:a></text:p>
        </text:index-body>
      </text:table-of-content>
      <text:h text:style-name="Heading_20_1" text:outline-level="1" text:is-list-header="false">
<text:bookmark-start text:name="OrgXref.org4cfd804"/>
<text:bookmark text:name="org4cfd804"/>第四章 cpu 的组成
<text:bookmark-end text:name="OrgXref.org4cfd804"/></text:h>
      <text:h text:style-name="Heading_20_2" text:outline-level="2" text:is-list-header="false">
<text:bookmark-start text:name="OrgXref.orgbd32c59"/>
<text:bookmark text:name="orgbd32c59"/>概述
<text:bookmark-end text:name="OrgXref.orgbd32c59"/></text:h>
      <text:h text:style-name="Heading_20_3" text:outline-level="3" text:is-list-header="false">
<text:bookmark-start text:name="OrgXref.org7961d04"/>
<text:bookmark text:name="org7961d04"/>cpu 的构造法
<text:bookmark-end text:name="OrgXref.org7961d04"/></text:h>
      <text:p text:style-name="Text_20_body">对于一个 cpu , 其中分为三个部分. 第一个部分是处理器, 第二部分是内存,
第三部分是总线.  
</text:p>
      <text:list text:style-name="OrgNumberedList" text:continue-numbering="false">
        <text:list-item>
          <text:p text:style-name="Text_20_body">处理器, 里面由 ALU, 寄存器, PC
</text:p>
        </text:list-item>
        <text:list-item>
          <text:p text:style-name="Text_20_body">内存, 就是内存相关的, Cache 缓存, memory 内存.
</text:p>
        </text:list-item>
        <text:list-item>
          <text:p text:style-name="Text_20_body">总线, 就是 IO 相关的
</text:p>
        </text:list-item>
      </text:list>
      <text:h text:style-name="Heading_20_3" text:outline-level="3" text:is-list-header="false">
<text:bookmark-start text:name="OrgXref.org2ac3f1e"/>
<text:bookmark text:name="org2ac3f1e"/>PC
<text:bookmark-end text:name="OrgXref.org2ac3f1e"/></text:h>
      <text:p text:style-name="Text_20_body">PC 就是存储着指令, 其告诉 ALU 该如何处理寄存器. 
</text:p>
      <text:h text:style-name="Heading_20_3" text:outline-level="3" text:is-list-header="false">
<text:bookmark-start text:name="OrgXref.org70b49e1"/>
<text:bookmark text:name="org70b49e1"/>ALU
<text:bookmark-end text:name="OrgXref.org70b49e1"/></text:h>
      <text:p text:style-name="Text_20_body">ALU 就是运算单元, 其能够执行 add sub 等指令, 对寄存器进行操作. 
</text:p>
      <text:h text:style-name="Heading_20_3" text:outline-level="3" text:is-list-header="false">
<text:bookmark-start text:name="OrgXref.orgdcc6f67"/>
<text:bookmark text:name="orgdcc6f67"/>CACHE
<text:bookmark-end text:name="OrgXref.orgdcc6f67"/></text:h>
      <text:list text:style-name="OrgNumberedList" text:continue-numbering="false">
        <text:list-item>
          <text:p text:style-name="Text_20_body">
<text:bookmark-start text:name="OrgXref.org80663b2"/>
<text:bookmark text:name="org80663b2"/>Cache 简介
<text:bookmark-end text:name="OrgXref.org80663b2"/></text:p>
          <text:p text:style-name="Text_20_body">Cache 是缓存, 是一种更为快速的内存. 速度和数量介于内存和寄存器之间. 
</text:p>
          <text:p text:style-name="Text_20_body">Cache 用于提高效率. 我们有三种不同效率的存储单元, 将适合的任务分配给它
们, 以此提高效率 (当然也是成本效率)
</text:p>
        </text:list-item>
        <text:list-item>
          <text:p text:style-name="Text_20_body">
<text:bookmark-start text:name="OrgXref.org057f9d7"/>
<text:bookmark text:name="org057f9d7"/>SRAM
<text:bookmark-end text:name="OrgXref.org057f9d7"/></text:p>
          <text:p text:style-name="Text_20_body">Cache memory operates between 10 to 100 times faster than RAM,
requiring only a few nanoseconds to respond to a CPU request. The name
of the actual hardware that is used for cache memory is high-speed
static random access memory (SRAM).
</text:p>
          <text:p text:style-name="Text_20_body">实现的 Cache 的硬件为 SRAM, (high-speed static random access
memory). 而 DRAM (dynamic random access memory) 用于构建 memory.SRAM
之中的数据, 只要没有断电 (power), 就能够一直保存, 不同于 DRAM 的数据那
样, DRAM 之中的数据, 一把来说几秒钟后就会消失, 需要周期性地 refresh 一
下. SRAM use latches and transistor to store data.  
</text:p>
        </text:list-item>
        <text:list-item>
          <text:p text:style-name="Text_20_body">
<text:bookmark-start text:name="OrgXref.org8337b8d"/>
<text:bookmark text:name="org8337b8d"/>Cache 的多级建构
<text:bookmark-end text:name="OrgXref.org8337b8d"/></text:p>
          <text:p text:style-name="Text_20_body">Cache 分为了三个 Level, 有 L1, L2, L3, 其中 L3 速度最慢, 是用来辅助
L1, L2 的.
</text:p>
          <text:p text:style-name="Text_20_body">Cache memory is a small amount of fast memory that is used to store
frequently accessed data. It is located close to the CPU and is used
to reduce the average time it takes to access data from the main
memory. 
</text:p>
          <text:p text:style-name="Text_20_body">There are three general levels of cache: L1 cache, L2 cache, and L3
cache. Each level is differentiated by its speed, size, and proximity
to the CPU. 
</text:p>
          <text:p text:style-name="Text_20_body">L1 cache, or primary cache, is extremely fast but relatively small. It
is usually embedded in the processor chip as CPU cache³. 
</text:p>
          <text:p text:style-name="Text_20_body">L2 cache, or secondary cache, is often more capacious than L1 but
slower. It is usually located on the processor chip or on a separate
chip on the motherboard³. 
</text:p>
          <text:p text:style-name="Text_20_body">L3 cache, or tertiary cache, is larger than L2 but slower. It is
usually located on a separate chip on the motherboard³. 
</text:p>
          <text:p text:style-name="Text_20_body">Is there anything else you would like to know about cache memory?
</text:p>
          <text:p text:style-name="Text_20_body">Computers, Explained -SearchStorage. <text:a xlink:type="simple" xlink:href="https://www.techtarget.com/searchstorage/definition/cache-memory">https://www.techtarget.com/searchstorage/definition/cache-memory</text:a>
访问时间 2023/4/1.
</text:p>
          <text:p text:style-name="Text_20_body">(2) Explainer: L1 vs. L2 vs. L3 Cache |
TechSpot. <text:a xlink:type="simple" xlink:href="https://www.techspot.com/article/2066-cpu-l1-l2-l3-cache/">https://www.techspot.com/article/2066-cpu-l1-l2-l3-cache/</text:a> 访
问时间 2023/4/1.
</text:p>
          <text:p text:style-name="Text_20_body">(3) How Does CPU Cache Work and What Are L1, L2, and L3 Cache? -
MUO. <text:a xlink:type="simple" xlink:href="https://www.makeuseof.com/tag/what-is-cpu-cache/">https://www.makeuseof.com/tag/what-is-cpu-cache/</text:a> 访问时间
2023/4/1.                                               
</text:p>
        </text:list-item>
      </text:list>
      <text:h text:style-name="Heading_20_3" text:outline-level="3" text:is-list-header="false">
<text:bookmark-start text:name="OrgXref.org503b6a2"/>
<text:bookmark text:name="org503b6a2"/><text:span text:style-name="OrgTodo">TODO</text:span> Memory
<text:bookmark-end text:name="OrgXref.org503b6a2"/></text:h>
      <text:h text:style-name="Heading_20_2" text:outline-level="2" text:is-list-header="false">
<text:bookmark-start text:name="OrgXref.orge70bf5e"/>
<text:bookmark text:name="orge70bf5e"/>interlude
<text:bookmark-end text:name="OrgXref.orge70bf5e"/></text:h>
      <text:h text:style-name="Heading_20_3" text:outline-level="3" text:is-list-header="false">
<text:bookmark-start text:name="OrgXref.orgc11ab11"/>
<text:bookmark text:name="orgc11ab11"/>Havard architecture and Princeton architecture
<text:bookmark-end text:name="OrgXref.orgc11ab11"/></text:h>
      <text:p text:style-name="Text_20_body">程序有存储的地方, 数据也有存储的地方, 我们常将其抽象出来, 认为这两个部
分是存在一个地方里的. 但实际上有区别. 
</text:p>
      <text:p text:style-name="Text_20_body">数据的存储单元, 程序的存储单元, 在哈佛架构之中是分开的. 
也就是说, 在哈佛架构中, 存在两个单元, 分别由两个总线进行单元和处理器之间的数据传输
</text:p>
      <text:h text:style-name="Heading_20_2" text:outline-level="2" text:is-list-header="false">
<text:bookmark-start text:name="OrgXref.orgb48a92b"/>
<text:bookmark text:name="orgb48a92b"/>组件的硬件构成
<text:bookmark-end text:name="OrgXref.orgb48a92b"/></text:h>
      <text:h text:style-name="Heading_20_3" text:outline-level="3" text:is-list-header="false">
<text:bookmark-start text:name="OrgXref.orgb9167a0"/>
<text:bookmark text:name="orgb9167a0"/>Processor 的构成
<text:bookmark-end text:name="OrgXref.orgb9167a0"/></text:h>
      <text:list text:style-name="OrgNumberedList" text:continue-numbering="false">
        <text:list-item>
          <text:p text:style-name="Text_20_body">
<text:bookmark-start text:name="OrgXref.org845a496"/>
<text:bookmark text:name="org845a496"/>ALU Register PC Extender
<text:bookmark-end text:name="OrgXref.org845a496"/></text:p>
          <text:list text:style-name="OrgNumberedList" text:continue-numbering="false">
            <text:list-item>
              <text:p text:style-name="Text_20_body">ALU 是算术运算单元, 即, 进行 and or add sub 运算的单元.
</text:p>
            </text:list-item>
            <text:list-item>
              <text:p text:style-name="Text_20_body">Register 我们很熟了, 支持读写操作. PC 我们也很熟了, 支持 +4 , + imm
操作.
</text:p>
            </text:list-item>
            <text:list-item>
              <text:p text:style-name="Text_20_body">Extender 是 imm 生成单元也是扩展单元,我们有的时候需要进行一些数据的
符号扩展.  
</text:p>
            </text:list-item>
          </text:list>
        </text:list-item>
        <text:list-item>
          <text:p text:style-name="Text_20_body">
<text:bookmark-start text:name="OrgXref.orgd0467b4"/>
<text:bookmark text:name="orgd0467b4"/>ALU (算术逻辑运算单元) <text:span text:style-name="OrgCode">[%]</text:span>
<text:bookmark-end text:name="OrgXref.orgd0467b4"/></text:p>
          <text:list text:style-name="OrgBulletedList" text:continue-numbering="false">
            <text:list-item>
              <text:p text:style-name="Text_20_body"><text:span text:style-name="OrgCode">[ ] </text:span>完善该标题
</text:p>
            </text:list-item>
          </text:list>
          <text:p text:style-name="Text_20_body">输入两个 32 位数据, 输出一个 32 位的数据. 进行位运算或者加减运算. 
</text:p>
          <text:list text:style-name="OrgNumberedList" text:continue-numbering="true">
            <text:list-item>
              <text:p text:style-name="Text_20_body">
<text:bookmark-start text:name="OrgXref.orga4267d1"/>
<text:bookmark text:name="orga4267d1"/>ALU 的接线
<text:bookmark-end text:name="OrgXref.orga4267d1"/></text:p>
              <text:p text:style-name="Text_20_body">一个一位 ALU 单元应该
</text:p>
              <text:list text:style-name="OrgNumberedList" text:continue-numbering="false">
                <text:list-item>
                  <text:p text:style-name="Text_20_body">根据 ALU control 的值, 决定 ALU 该执行什么运算
</text:p>
                </text:list-item>
                <text:list-item>
                  <text:p text:style-name="Text_20_body">根据输入 A B 给出结果 R
</text:p>
                </text:list-item>
                <text:list-item>
                  <text:p text:style-name="Text_20_body">判断是否溢出, 接出一根线: Overflow, 其值为 1 当且仅当发生溢出
</text:p>
                </text:list-item>
                <text:list-item>
                  <text:p text:style-name="Text_20_body">判断结果是否为 0, 接出线: Zero, 其值为 1 当且仅当结果为 0
</text:p>
                </text:list-item>
                <text:list-item>
                  <text:p text:style-name="Text_20_body">接出一根线, Carry Out. 用于串联的进位
</text:p>
                </text:list-item>
              </text:list>
            </text:list-item>
            <text:list-item>
              <text:p text:style-name="Text_20_body">
<text:bookmark-start text:name="OrgXref.org69a1eca"/>
<text:bookmark text:name="org69a1eca"/>ALUop 和 ALU control
<text:bookmark-end text:name="OrgXref.org69a1eca"/></text:p>
              <text:p text:style-name="Text_20_body">ALUop 是一个二位的信号, 其和 funct field 结合在一起, 通过 ALU 
control 单元, 生成一个 ALU control 信号. 
</text:p>
              <text:p text:style-name="Text_20_body">这里使用的是多级<text:note text:id="fn1" text:note-class="footnote"><text:note-citation>1</text:note-citation><text:note-body><text:p text:style-name="Footnote">这种多级译码的方式—主控制单元生成 ALUop 位作用 ALU 的输入控制
信号, 在生成实际信号来控制 ALU—是一种常见的方式. 多级控制可以减小主
控制单元的规模. 多个小的控制单元可以潜在地减小控制单元的延迟. 
</text:p></text:note-body></text:note>的控制信号生成器. 多级, 但是每一级的规模很小, 这使得信号生成的延迟降低了. 控制信号的延迟是非常重要的参数. CPU 的时钟周期就取决于这个参数. 
</text:p>
              <text:p text:style-name="Text_20_body">但是出于不明原因, 我们这里居然没有提及 ALU control 信号, 将其和 ALUop
混为一谈, 着实离谱. 下面有一些 ALUop 的出现, 他们实际上指的是 ALU
control 信号
</text:p>
              <text:p text:style-name="Text_20_body">ALUop 是指令码的一个字段, 其和 funct 字段经过 ALU 控制单元生成实际的控
制信号. 见下表:
</text:p>
            </text:list-item>
          </text:list>
        </text:list-item>
      </text:list>
      <text:section text:style-name="OrgIndentedSection-Level-2" text:name="Section1">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Right">ALUop</text:p>
              </table:table-cell>
              <table:table-cell table:style-name="OrgTblCellT">
                <text:p text:style-name="OrgTableContentsRight">funct7</text:p>
              </table:table-cell>
              <table:table-cell table:style-name="OrgTblCellT">
                <text:p text:style-name="OrgTableContentsRight">funct3</text:p>
              </table:table-cell>
              <table:table-cell table:style-name="OrgTblCellT">
                <text:p text:style-name="OrgTableContentsRight">操作</text:p>
              </table:table-cell>
            </table:table-row>
            <table:table-row>
              <table:table-cell table:style-name="OrgTblCell">
                <text:p text:style-name="OrgTableContentsRight">00</text:p>
              </table:table-cell>
              <table:table-cell table:style-name="OrgTblCell">
                <text:p text:style-name="OrgTableContentsRight">XXXXXXX</text:p>
              </table:table-cell>
              <table:table-cell table:style-name="OrgTblCell">
                <text:p text:style-name="OrgTableContentsRight">XXX</text:p>
              </table:table-cell>
              <table:table-cell table:style-name="OrgTblCell">
                <text:p text:style-name="OrgTableContentsRight">0010</text:p>
              </table:table-cell>
            </table:table-row>
            <table:table-row>
              <table:table-cell table:style-name="OrgTblCell">
                <text:p text:style-name="OrgTableContentsRight">X1</text:p>
              </table:table-cell>
              <table:table-cell table:style-name="OrgTblCell">
                <text:p text:style-name="OrgTableContentsRight">XXXXXXX</text:p>
              </table:table-cell>
              <table:table-cell table:style-name="OrgTblCell">
                <text:p text:style-name="OrgTableContentsRight">XXX</text:p>
              </table:table-cell>
              <table:table-cell table:style-name="OrgTblCell">
                <text:p text:style-name="OrgTableContentsRight">0110</text:p>
              </table:table-cell>
            </table:table-row>
            <table:table-row>
              <table:table-cell table:style-name="OrgTblCell">
                <text:p text:style-name="OrgTableContentsRight">1X</text:p>
              </table:table-cell>
              <table:table-cell table:style-name="OrgTblCell">
                <text:p text:style-name="OrgTableContentsRight">0000000</text:p>
              </table:table-cell>
              <table:table-cell table:style-name="OrgTblCell">
                <text:p text:style-name="OrgTableContentsRight">000</text:p>
              </table:table-cell>
              <table:table-cell table:style-name="OrgTblCell">
                <text:p text:style-name="OrgTableContentsRight">0010</text:p>
              </table:table-cell>
            </table:table-row>
            <table:table-row>
              <table:table-cell table:style-name="OrgTblCell">
                <text:p text:style-name="OrgTableContentsRight">1X</text:p>
              </table:table-cell>
              <table:table-cell table:style-name="OrgTblCell">
                <text:p text:style-name="OrgTableContentsRight">0100000</text:p>
              </table:table-cell>
              <table:table-cell table:style-name="OrgTblCell">
                <text:p text:style-name="OrgTableContentsRight">000</text:p>
              </table:table-cell>
              <table:table-cell table:style-name="OrgTblCell">
                <text:p text:style-name="OrgTableContentsRight">0110</text:p>
              </table:table-cell>
            </table:table-row>
            <table:table-row>
              <table:table-cell table:style-name="OrgTblCell">
                <text:p text:style-name="OrgTableContentsRight">1X</text:p>
              </table:table-cell>
              <table:table-cell table:style-name="OrgTblCell">
                <text:p text:style-name="OrgTableContentsRight">0000000</text:p>
              </table:table-cell>
              <table:table-cell table:style-name="OrgTblCell">
                <text:p text:style-name="OrgTableContentsRight">111</text:p>
              </table:table-cell>
              <table:table-cell table:style-name="OrgTblCell">
                <text:p text:style-name="OrgTableContentsRight">0000</text:p>
              </table:table-cell>
            </table:table-row>
            <table:table-row>
              <table:table-cell table:style-name="OrgTblCellB">
                <text:p text:style-name="OrgTableContentsRight">1X</text:p>
              </table:table-cell>
              <table:table-cell table:style-name="OrgTblCellB">
                <text:p text:style-name="OrgTableContentsRight">0000000</text:p>
              </table:table-cell>
              <table:table-cell table:style-name="OrgTblCellB">
                <text:p text:style-name="OrgTableContentsRight">110</text:p>
              </table:table-cell>
              <table:table-cell table:style-name="OrgTblCellB">
                <text:p text:style-name="OrgTableContentsRight">0001</text:p>
              </table:table-cell>
            </table:table-row>
          </table:table-rows>
        </table:table>
      </text:section>
      <text:list text:style-name="OrgNumberedList" text:continue-numbering="true">
        <text:list-item>
          <text:list text:style-name="OrgNumberedList" text:continue-numbering="true">
            <text:list-header>
              <text:p text:style-name="Text_20_body">能够看出, 实际上控制单元的输入可以简化, 比如说
</text:p>
            </text:list-header>
            <text:list-item>
              <text:p text:style-name="Text_20_body">
<text:bookmark-start text:name="OrgXref.orgcc4a08a"/>
<text:bookmark text:name="orgcc4a08a"/>ALU control 信号的功能
<text:bookmark-end text:name="OrgXref.orgcc4a08a"/></text:p>
            </text:list-item>
          </text:list>
        </text:list-item>
      </text:list>
      <text:section text:style-name="OrgIndentedSection-Level-2" text:name="Section2">
        <table:table table:style-name="OrgTable">
          <table:table-column table:style-name="OrgTableColumn"/>
          <table:table-column table:style-name="OrgTableColumn"/>
          <table:table-column table:style-name="OrgTableColumn"/>
          <table:table-rows>
            <table:table-row>
              <table:table-cell table:style-name="OrgTblCellT">
                <text:p text:style-name="OrgTableContentsRight">ALU con</text:p>
              </table:table-cell>
              <table:table-cell table:style-name="OrgTblCellT">
                <text:p text:style-name="OrgTableContentsLeft">操作</text:p>
              </table:table-cell>
              <table:table-cell table:style-name="OrgTblCellT">
                <text:p text:style-name="OrgTableContentsLeft"/>
              </table:table-cell>
            </table:table-row>
            <table:table-row>
              <table:table-cell table:style-name="OrgTblCell">
                <text:p text:style-name="OrgTableContentsRight">0000</text:p>
              </table:table-cell>
              <table:table-cell table:style-name="OrgTblCell">
                <text:p text:style-name="OrgTableContentsLeft">and</text:p>
              </table:table-cell>
              <table:table-cell table:style-name="OrgTblCell">
                <text:p text:style-name="OrgTableContentsLeft"/>
              </table:table-cell>
            </table:table-row>
            <table:table-row>
              <table:table-cell table:style-name="OrgTblCell">
                <text:p text:style-name="OrgTableContentsRight">0001</text:p>
              </table:table-cell>
              <table:table-cell table:style-name="OrgTblCell">
                <text:p text:style-name="OrgTableContentsLeft">or</text:p>
              </table:table-cell>
              <table:table-cell table:style-name="OrgTblCell">
                <text:p text:style-name="OrgTableContentsLeft"/>
              </table:table-cell>
            </table:table-row>
            <table:table-row>
              <table:table-cell table:style-name="OrgTblCell">
                <text:p text:style-name="OrgTableContentsRight">0010</text:p>
              </table:table-cell>
              <table:table-cell table:style-name="OrgTblCell">
                <text:p text:style-name="OrgTableContentsLeft">add</text:p>
              </table:table-cell>
              <table:table-cell table:style-name="OrgTblCell">
                <text:p text:style-name="OrgTableContentsLeft"/>
              </table:table-cell>
            </table:table-row>
            <table:table-row>
              <table:table-cell table:style-name="OrgTblCell">
                <text:p text:style-name="OrgTableContentsRight">0110</text:p>
              </table:table-cell>
              <table:table-cell table:style-name="OrgTblCell">
                <text:p text:style-name="OrgTableContentsLeft">sub</text:p>
              </table:table-cell>
              <table:table-cell table:style-name="OrgTblCell">
                <text:p text:style-name="OrgTableContentsLeft">substraction</text:p>
              </table:table-cell>
            </table:table-row>
            <table:table-row>
              <table:table-cell table:style-name="OrgTblCell">
                <text:p text:style-name="OrgTableContentsRight">0111</text:p>
              </table:table-cell>
              <table:table-cell table:style-name="OrgTblCell">
                <text:p text:style-name="OrgTableContentsLeft">slt</text:p>
              </table:table-cell>
              <table:table-cell table:style-name="OrgTblCell">
                <text:p text:style-name="OrgTableContentsLeft">set on less than</text:p>
              </table:table-cell>
            </table:table-row>
            <table:table-row>
              <table:table-cell table:style-name="OrgTblCellB">
                <text:p text:style-name="OrgTableContentsRight">1100</text:p>
              </table:table-cell>
              <table:table-cell table:style-name="OrgTblCellB">
                <text:p text:style-name="OrgTableContentsLeft">nor</text:p>
              </table:table-cell>
              <table:table-cell table:style-name="OrgTblCellB">
                <text:p text:style-name="OrgTableContentsLeft"/>
              </table:table-cell>
            </table:table-row>
          </table:table-rows>
        </table:table>
      </text:section>
      <text:list text:style-name="OrgNumberedList" text:continue-numbering="true">
        <text:list-item>
          <text:list text:style-name="OrgNumberedList" text:continue-numbering="true">
            <text:list-header>

</text:list-header>
            <text:list-item>
              <text:p text:style-name="Text_20_body">
<text:bookmark-start text:name="OrgXref.orgec7ab62"/>
<text:bookmark text:name="orgec7ab62"/>构建简单的 ALU
<text:bookmark-end text:name="OrgXref.orgec7ab62"/></text:p>
              <text:p text:style-name="Text_20_body">以 Multiplexer 为基础, 而后构建 and or add 操作
and 使用 and 门, or 使用 or 门, add 使用一个一位 Full adder. 
构建是简单的.
</text:p>
              <text:p text:style-name="Text_20_body">ALU con 的后两位是用于 Multiplexer 的
</text:p>
              <text:list text:style-name="OrgBulletedList" text:continue-numbering="false">
                <text:list-item>
                  <text:p text:style-name="Text_20_body">00 代表 Multiplexer 的第 0 个输入: A and B
</text:p>
                </text:list-item>
                <text:list-item>
                  <text:p text:style-name="Text_20_body">01 代表 Multiplexer 的第 1 个输入: A or  B
</text:p>
                </text:list-item>
                <text:list-item>
                  <text:p text:style-name="Text_20_body">10 代表 Multiplexer 的第 2 个输入: A + (B)
</text:p>
                </text:list-item>
                <text:list-item>
                  <text:p text:style-name="Text_20_body">11 代表 Multiplexer 的第 3 个输入: Less
</text:p>
                </text:list-item>
              </text:list>
              <text:p text:style-name="Text_20_body">其中 (B) 代表对 B 进行一定处理之后的数据. Less 是 slt 的实现之中会稍微
提及的一个信号. 
</text:p>
            </text:list-item>
            <text:list-item>
              <text:p text:style-name="Text_20_body">
<text:bookmark-start text:name="OrgXref.org35f6f3d"/>
<text:bookmark text:name="org35f6f3d"/>one bit ALUs 的串联 <text:span text:style-name="OrgCode">[5/5]</text:span>
<text:bookmark-end text:name="OrgXref.org35f6f3d"/></text:p>
              <text:p text:style-name="Text_20_body">在串联之中我们要实现
</text:p>
              <text:list text:style-name="OrgBulletedList" text:continue-numbering="false">
                <text:list-item>
                  <text:p text:style-name="Text_20_body"><text:span text:style-name="OrgCode">[✓] </text:span>sub 操作
</text:p>
                </text:list-item>
                <text:list-item>
                  <text:p text:style-name="Text_20_body"><text:span text:style-name="OrgCode">[✓] </text:span>slt 操作
</text:p>
                </text:list-item>
                <text:list-item>
                  <text:p text:style-name="Text_20_body"><text:span text:style-name="OrgCode">[✓] </text:span>nor 操作 
</text:p>
                </text:list-item>
                <text:list-item>
                  <text:p text:style-name="Text_20_body"><text:span text:style-name="OrgCode">[✓] </text:span>Overflow 判断
</text:p>
                </text:list-item>
                <text:list-item>
                  <text:p text:style-name="Text_20_body"><text:span text:style-name="OrgCode">[✓] </text:span>Zero 判断
</text:p>
                </text:list-item>
              </text:list>
              <text:list text:style-name="OrgNumberedList" text:continue-numbering="true">
                <text:list-item>
                  <text:p text:style-name="Text_20_body">
<text:bookmark-start text:name="OrgXref.org2ab7a43"/>
<text:bookmark text:name="org2ab7a43"/>sub 操作
<text:bookmark-end text:name="OrgXref.org2ab7a43"/></text:p>
                  <text:p text:style-name="Text_20_body">设 ALUop 的第三位为 Binvert. 通过等式 R = A - B = A + B'来实现减法.
</text:p>
                  <text:list text:style-name="OrgNumberedList" text:continue-numbering="false">
                    <text:list-item>
                      <text:p text:style-name="Text_20_body">在 one bit ALU 之中, 通过一个 Mux 和反相器, 使 B 取反
</text:p>
                    </text:list-item>
                    <text:list-item>
                      <text:p text:style-name="Text_20_body">接入末位 ALU viz., ALU0 的 CarryIn. 使得结果 +1
</text:p>
                    </text:list-item>
                  </text:list>
                  <text:p text:style-name="Text_20_body">这就有 R = A+B'+1. 也就有 R = A-B. 
</text:p>
                </text:list-item>
                <text:list-item>
                  <text:p text:style-name="Text_20_body">
<text:bookmark-start text:name="OrgXref.org38c722f"/>
<text:bookmark text:name="org38c722f"/>slt 操作
<text:bookmark-end text:name="OrgXref.org38c722f"/></text:p>
                  <text:p text:style-name="Text_20_body">R = (A &lt; B) 
</text:p>
                  <text:p text:style-name="Text_20_body">true 代表 1, false 代表 0. 我们用 Less 作为 one bit ALU 的输入信号. 
我们只需要计算出 A - B 的值, 然后 A - B 的符号传回 Less 的末位 (Less
在其他位的值均为0), 最后 result 直接等于 Less.  
</text:p>
                </text:list-item>
                <text:list-item>
                  <text:p text:style-name="Text_20_body">
<text:bookmark-start text:name="OrgXref.org97ea198"/>
<text:bookmark text:name="org97ea198"/>nor 操作
<text:bookmark-end text:name="OrgXref.org97ea198"/></text:p>
                  <text:p text:style-name="Text_20_body">ALUop = 1100 的时候, 其为 ALU 为 nor 操作. 观察后两位, 这个时候
Multiplexer 选择第 0 位数据, 只需要让 ALUop 的最高位为 Ainvert. 其为 1
的时候, A 的数据反相. 由
</text:p>
                  <text:p text:style-name="Text_20_body"><text:span text:style-name="OrgCode">$$
\overline {A + B} = \overline A * \overline B
$$</text:span>
</text:p>
                  <text:p text:style-name="Text_20_body">就有 $ R = <text:span text:style-name="OrgCode">\overline{A + B}</text:span> $
</text:p>
                </text:list-item>
                <text:list-item>
                  <text:p text:style-name="Text_20_body">
<text:bookmark-start text:name="OrgXref.org593b28f"/>
<text:bookmark text:name="org593b28f"/>Overflow 判断
<text:bookmark-end text:name="OrgXref.org593b28f"/></text:p>
                  <text:p text:style-name="Text_20_body">设输入的两个符号位为 s1 s2 , 结果的符号位为 s3, 那么有
</text:p>
                  <text:p text:style-name="Text_20_body">Overflow = (s1 and s2) xor s3
</text:p>
                  <text:p text:style-name="Text_20_body">就有, 当溢出发生的时候, Overflow 为 1.
</text:p>
                </text:list-item>
                <text:list-item>
                  <text:p text:style-name="Text_20_body">
<text:bookmark-start text:name="OrgXref.org38dacc9"/>
<text:bookmark text:name="org38dacc9"/>Zero 判断
<text:bookmark-end text:name="OrgXref.org38dacc9"/></text:p>
                  <text:p text:style-name="Text_20_body">每一位结果取 nor 即为结果. 
</text:p>
                </text:list-item>
              </text:list>
            </text:list-item>
          </text:list>
        </text:list-item>
        <text:list-item>
          <text:p text:style-name="Text_20_body">
<text:bookmark-start text:name="OrgXref.org97f3ce3"/>
<text:bookmark text:name="org97f3ce3"/>PC
<text:bookmark-end text:name="OrgXref.org97f3ce3"/></text:p>
          <text:list text:style-name="OrgNumberedList" text:continue-numbering="true">
            <text:list-item>
              <text:p text:style-name="Text_20_body">
<text:bookmark-start text:name="OrgXref.orged1a0bd"/>
<text:bookmark text:name="orged1a0bd"/>PC 的功能
<text:bookmark-end text:name="OrgXref.orged1a0bd"/></text:p>
            </text:list-item>
          </text:list>
        </text:list-item>
        <text:list-item>
          <text:p text:style-name="Text_20_body">
<text:bookmark-start text:name="OrgXref.orgd8773bd"/>
<text:bookmark text:name="orgd8773bd"/>Register
<text:bookmark-end text:name="OrgXref.orgd8773bd"/></text:p>
          <text:p text:style-name="Text_20_body">我们应该有这些功能:
</text:p>
          <text:list text:style-name="OrgNumberedList" text:continue-numbering="false">
            <text:list-item>
              <text:p text:style-name="Text_20_body">根据 Register 编号 Rw 将 busW 写入到寄存器之中
</text:p>
            </text:list-item>
            <text:list-item>
              <text:p text:style-name="Text_20_body">根据 Register 编号 Ra Rb 将寄存器的值输出到 busA, busB 上
</text:p>
            </text:list-item>
          </text:list>
          <text:p text:style-name="Text_20_body">并且读操作不应收到时钟控制. 
</text:p>
        </text:list-item>
      </text:list>
      <text:h text:style-name="Heading_20_3" text:outline-level="3" text:is-list-header="false">
<text:bookmark-start text:name="OrgXref.orgfc47f5b"/>
<text:bookmark text:name="orgfc47f5b"/>Memory 的简单构成
<text:bookmark-end text:name="OrgXref.orgfc47f5b"/></text:h>
      <text:list text:style-name="OrgNumberedList" text:continue-numbering="false">
        <text:list-item>
          <text:p text:style-name="Text_20_body">
<text:bookmark-start text:name="OrgXref.orgb65b525"/>
<text:bookmark text:name="orgb65b525"/>数据存储器
<text:bookmark-end text:name="OrgXref.orgb65b525"/></text:p>
          <text:p text:style-name="Text_20_body">应当采用时序逻辑设计. 
其应做到, 将指定的数据 DataIn 写入到 Addr 指定的内存位置里, 并且能够根
据指定的 Addr 将内存中对应的数据写到输出 DataOut 上. 这就是读写操作,
但其中读的操作不应该受到时钟的控制 (至少是可以不受到时钟的控制) 
</text:p>
        </text:list-item>
        <text:list-item>
          <text:p text:style-name="Text_20_body">
<text:bookmark-start text:name="OrgXref.orgb48b41d"/>
<text:bookmark text:name="orgb48b41d"/>指令存储器
<text:bookmark-end text:name="OrgXref.orgb48b41d"/></text:p>
          <text:p text:style-name="Text_20_body">一个程序运行的之前, 程序装载器将程序装载起来, 在程序运行过程中, 不能对
指令存储器进行写入的操作. 
</text:p>
          <text:p text:style-name="Text_20_body">其应做到
</text:p>
          <text:list text:style-name="OrgNumberedList" text:continue-numbering="false">
            <text:list-item>
              <text:p text:style-name="Text_20_body">根据对应的 Addr 给出对应位置存储的指令. 
</text:p>
            </text:list-item>
            <text:list-item>
              <text:p text:style-name="Text_20_body">不能在程序运行过程对其进行写操作.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3-04-02T21:10:39</dc:date>
    <meta:creation-date>2023-04-02T21:10:39</meta:creation-date>
    <meta:generator>Emacs 26.3 (Org mode 9.1.9)</meta:generator>
    <meta:keyword/>
    <dc:subject/>
    <dc:title/>
  </office:meta>
</office:document-meta>
</file>